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Standard">
      <style:table-properties style:width="17.362cm" fo:margin-left="-0.203cm" style:page-number="auto" table:align="left" style:writing-mode="lr-tb"/>
    </style:style>
    <style:style style:name="Таблица1.A" style:family="table-column">
      <style:table-column-properties style:column-width="2.305cm"/>
    </style:style>
    <style:style style:name="Таблица1.B" style:family="table-column">
      <style:table-column-properties style:column-width="15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style:border-line-width-left="0.026cm 0.026cm 0.026cm" style:border-line-width-top="0.026cm 0.026cm 0.026cm" fo:padding-left="0.191cm" fo:padding-right="0.191cm" fo:padding-top="0.101cm" fo:padding-bottom="0.101cm" fo:border-left="2.25pt double #000000" fo:border-right="none" fo:border-top="2.25pt double #000000" fo:border-bottom="0.75pt solid #000000" style:writing-mode="lr-tb"/>
    </style:style>
    <style:style style:name="Таблица1.B1" style:family="table-cell">
      <style:table-cell-properties style:vertical-align="top" style:border-line-width-right="0.026cm 0.026cm 0.026cm" style:border-line-width-top="0.026cm 0.026cm 0.026cm" fo:padding-left="0.191cm" fo:padding-right="0.191cm" fo:padding-top="0.101cm" fo:padding-bottom="0.101cm" fo:border-left="0.75pt solid #000000" fo:border-right="2.25pt double #000000" fo:border-top="2.25pt double #000000" fo:border-bottom="0.75pt solid #000000" style:writing-mode="lr-tb"/>
    </style:style>
    <style:style style:name="Таблица1.A2" style:family="table-cell">
      <style:table-cell-properties style:vertical-align="top" style:border-line-width-left="0.026cm 0.026cm 0.026cm" fo:padding-left="0.191cm" fo:padding-right="0.191cm" fo:padding-top="0.101cm" fo:padding-bottom="0.101cm" fo:border-left="2.25pt double #000000" fo:border-right="none" fo:border-top="0.75pt solid #000000" fo:border-bottom="0.75pt solid #000000" style:writing-mode="lr-tb"/>
    </style:style>
    <style:style style:name="Таблица1.B2" style:family="table-cell">
      <style:table-cell-properties style:vertical-align="top" style:border-line-width-right="0.026cm 0.026cm 0.026cm" fo:padding-left="0.191cm" fo:padding-right="0.191cm" fo:padding-top="0.101cm" fo:padding-bottom="0.101cm" fo:border-left="0.75pt solid #000000" fo:border-right="2.25pt double #000000" fo:border-top="0.75pt solid #000000" fo:border-bottom="0.75pt solid #000000" style:writing-mode="lr-tb"/>
    </style:style>
    <style:style style:name="Таблица1.A4" style:family="table-cell">
      <style:table-cell-properties style:vertical-align="top" style:border-line-width-left="0.026cm 0.026cm 0.026cm" style:border-line-width-bottom="0.026cm 0.026cm 0.026cm" fo:padding-left="0.191cm" fo:padding-right="0.191cm" fo:padding-top="0.101cm" fo:padding-bottom="0.101cm" fo:border-left="2.25pt double #000000" fo:border-right="none" fo:border-top="0.75pt solid #000000" fo:border-bottom="2.25pt double #000000" style:writing-mode="lr-tb"/>
    </style:style>
    <style:style style:name="Таблица1.B4" style:family="table-cell">
      <style:table-cell-properties style:vertical-align="top" style:border-line-width-right="0.026cm 0.026cm 0.026cm" style:border-line-width-bottom="0.026cm 0.026cm 0.026cm" fo:padding-left="0.191cm" fo:padding-right="0.191cm" fo:padding-top="0.101cm" fo:padding-bottom="0.101cm" fo:border-left="0.75pt solid #000000" fo:border-right="2.25pt double #000000" fo:border-top="0.75pt solid #000000" fo:border-bottom="2.25pt double #000000" style:writing-mode="lr-tb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11pt" fo:font-weight="bold" style:font-size-asian="11pt" style:font-weight-asian="bold" style:font-size-complex="11pt"/>
    </style:style>
    <style:style style:name="P4" style:family="paragraph" style:parent-style-name="Standard">
      <style:paragraph-properties fo:margin-top="0.212cm" fo:margin-bottom="0.212cm" loext:contextual-spacing="false" fo:text-align="justify" style:justify-single-word="false"/>
    </style:style>
    <style:style style:name="P5" style:family="paragraph" style:parent-style-name="Standard">
      <style:paragraph-properties fo:margin-left="1.249cm" fo:margin-right="0cm" fo:margin-top="0.212cm" fo:margin-bottom="0.212cm" loext:contextual-spacing="false" fo:text-align="justify" style:justify-single-word="false" fo:text-indent="0cm" style:auto-text-indent="false"/>
    </style:style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language="en" fo:country="US" style:font-size-asian="11pt" style:font-size-complex="11pt"/>
    </style:style>
    <style:style style:name="T4" style:family="text">
      <style:text-properties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Таблица</text:p>
          </table:table-cell>
          <table:table-cell table:style-name="Таблица1.B1" office:value-type="string">
            <text:p text:style-name="P2">Описание</text:p>
          </table:table-cell>
        </table:table-row>
        <table:table-row table:style-name="Таблица1.1">
          <table:table-cell table:style-name="Таблица1.A2" office:value-type="string">
            <text:p text:style-name="P3">nat</text:p>
          </table:table-cell>
          <table:table-cell table:style-name="Таблица1.B2" office:value-type="string">
            <text:p text:style-name="P4"><text:span text:style-name="T2">Таблица </text:span><text:span text:style-name="Emphasis"><text:span text:style-name="T2">nat</text:span></text:span><text:span text:style-name="T2"> используется главным образом для преобразования сетевых адресов (</text:span><text:span text:style-name="Emphasis"><text:span text:style-name="T2">Network Address Translation</text:span></text:span><text:span text:style-name="T2">). Через эту таблицу проходит только первый пакет из потока. Преобразования адресов автоматически применяется ко всем последующим пакетам. Это один из факторов, исходя из которых мы не должны осуществлять какую-либо фильтрацию в этой таблице.</text:span></text:p>
            <text:p text:style-name="P5"><text:span text:style-name="T2">Цепочка </text:span><text:span text:style-name="Emphasis"><text:span text:style-name="T1">PREROUTING</text:span></text:span><text:span text:style-name="T2"> используется для внесения изменений в пакеты на входе в брандмауэр.</text:span></text:p>
            <text:p text:style-name="P5"><text:span text:style-name="T2">Цепочка </text:span><text:span text:style-name="Emphasis"><text:span text:style-name="T1">OUTPUT</text:span></text:span><text:span text:style-name="T2"> используется для преобразования адресов в пакетах, созданных приложениями внутри брандмауэра, перед принятием решения о маршрутизации.</text:span></text:p>
            <text:p text:style-name="P5"><text:span text:style-name="T2">И последняя цепочка в этой таблице – </text:span><text:span text:style-name="Emphasis"><text:span text:style-name="T1">POSTROUTING</text:span></text:span><text:span text:style-name="T2">, которая используется для преобразования пакетов перед выдачей их в сеть.</text:span></text:p>
          </table:table-cell>
        </table:table-row>
        <table:table-row table:style-name="Таблица1.1">
          <table:table-cell table:style-name="Таблица1.A2" office:value-type="string">
            <text:p text:style-name="P3">mangle</text:p>
          </table:table-cell>
          <table:table-cell table:style-name="Таблица1.B2" office:value-type="string">
            <text:p text:style-name="P4"><text:span text:style-name="T2">Эта таблица используется для внесения изменений в заголовки пакетов. Примером может служить изменение поля </text:span><text:span text:style-name="Strong_20_Emphasis"><text:span text:style-name="T2">TTL</text:span></text:span><text:span text:style-name="T2">, </text:span><text:span text:style-name="Strong_20_Emphasis"><text:span text:style-name="T2">TOS</text:span></text:span><text:span text:style-name="T2"> или </text:span><text:span text:style-name="Strong_20_Emphasis"><text:span text:style-name="T2">MARK</text:span></text:span><text:span text:style-name="T2">. Важно: в действительности поле </text:span><text:span text:style-name="Strong_20_Emphasis"><text:span text:style-name="T2">MARK</text:span></text:span><text:span text:style-name="T2"> не изменяется, но в памяти ядра заводится структура, которая сопровождает данный пакет все время его прохождения через брандмауэр, так что другие правила и приложения на данном брандмауэре (и только на данной брандмауэре) могут использовать это поле в своих целях. Таблица</text:span><text:span text:style-name="T3"> </text:span><text:span text:style-name="T2">имеет</text:span><text:span text:style-name="T3"> </text:span><text:span text:style-name="T2">пять</text:span><text:span text:style-name="T3"> </text:span><text:span text:style-name="T2">цепочек</text:span><text:span text:style-name="T3"> </text:span><text:span text:style-name="Emphasis"><text:span text:style-name="T3">PREROUTING</text:span></text:span><text:span text:style-name="T3">, </text:span><text:span text:style-name="Emphasis"><text:span text:style-name="T3">POSTROUTING</text:span></text:span><text:span text:style-name="T3">, </text:span><text:span text:style-name="Emphasis"><text:span text:style-name="T3">INPUT</text:span></text:span><text:span text:style-name="T3">, </text:span><text:span text:style-name="Emphasis"><text:span text:style-name="T3">OUTPUT</text:span></text:span><text:span text:style-name="T3"> </text:span><text:span text:style-name="T2">и</text:span><text:span text:style-name="T3"> </text:span><text:span text:style-name="Emphasis"><text:span text:style-name="T3">FORWARD</text:span></text:span><text:span text:style-name="T3">.</text:span></text:p>
            <text:p text:style-name="P5"><text:span text:style-name="Emphasis"><text:span text:style-name="T1">PREROUTING</text:span></text:span><text:span text:style-name="T2"> используется для внесения изменений на входе в брандмауэр, перед принятием решения о маршрутизации.</text:span></text:p>
            <text:p text:style-name="P5"><text:span text:style-name="Emphasis"><text:span text:style-name="T1">POSTROUTING</text:span></text:span><text:span text:style-name="T2"> используется для внесения изменений на выходе из брандмауэра, после принятия решения о маршрутизации.</text:span></text:p>
            <text:p text:style-name="P5"><text:span text:style-name="Emphasis"><text:span text:style-name="T1">INPUT</text:span></text:span><text:span text:style-name="T2"> – для внесения изменений в пакеты перед тем как они будут переданы локальному приложению внутри брандмауэра.</text:span></text:p>
            <text:p text:style-name="P5"><text:span text:style-name="Emphasis"><text:span text:style-name="T1">OUTPUT</text:span></text:span><text:span text:style-name="T2"> – для внесения изменений в пакеты, поступающие от приложений внутри брандмауэра.</text:span></text:p>
            <text:p text:style-name="P5"><text:span text:style-name="Emphasis"><text:span text:style-name="T1">FORWARD</text:span></text:span><text:span text:style-name="T2"> – для внесения изменений в транзитные пакеты после первого принятия решения о маршрутизации, но перед последним принятием решения о маршрутизации.</text:span></text:p>
            <text:p text:style-name="P4"><text:span text:style-name="T2">Замечу, что таблица </text:span><text:span text:style-name="Emphasis"><text:span text:style-name="T2">mangle</text:span></text:span><text:span text:style-name="T2"> ни в коем случае не должна использоваться для преобразования сетевых адресов или маскарадинга (</text:span><text:span text:style-name="Emphasis"><text:span text:style-name="T2">Network Address Translation, Masquerading</text:span></text:span><text:span text:style-name="T2">), поскольку для этих целей имеется таблица nat.</text:span></text:p>
          </table:table-cell>
        </table:table-row>
        <table:table-row table:style-name="Таблица1.1">
          <table:table-cell table:style-name="Таблица1.A4" office:value-type="string">
            <text:p text:style-name="P3">filter</text:p>
          </table:table-cell>
          <table:table-cell table:style-name="Таблица1.B4" office:value-type="string">
            <text:p text:style-name="P4"><text:span text:style-name="T2">Таблица </text:span><text:span text:style-name="Emphasis"><text:span text:style-name="T2">filter</text:span></text:span><text:span text:style-name="T2"> используется главным образом для фильтрации пакетов. Для примера, здесь мы можем выполнить </text:span><text:span text:style-name="Strong_20_Emphasis"><text:span text:style-name="T2">DROP</text:span></text:span><text:span text:style-name="T2">, </text:span><text:span text:style-name="Strong_20_Emphasis"><text:span text:style-name="T2">LOG</text:span></text:span><text:span text:style-name="T2">, </text:span><text:span text:style-name="Strong_20_Emphasis"><text:span text:style-name="T2">ACCEPT</text:span></text:span><text:span text:style-name="T2"> или </text:span><text:span text:style-name="Strong_20_Emphasis"><text:span text:style-name="T2">REJECT</text:span></text:span><text:span text:style-name="T2"> без каких либо ограничений, которые имеются в других таблицах. Имеется три встроенных цепочки.</text:span></text:p>
            <text:p text:style-name="P5"><text:span text:style-name="T2">Первая – </text:span><text:span text:style-name="Emphasis"><text:span text:style-name="T1">FORWARD</text:span></text:span><text:span text:style-name="T2">, используемая для фильтрации пакетов, идущих транзитом через брандмауэр.</text:span></text:p>
            <text:p text:style-name="P5"><text:span text:style-name="T2">Цепочку </text:span><text:span text:style-name="Emphasis"><text:span text:style-name="T1">INPUT</text:span></text:span><text:span text:style-name="T2"> проходят пакеты, которые предназначены локальным приложениям (брандмауэру).</text:span></text:p>
            <text:p text:style-name="P5"><text:span text:style-name="T2">И цепочка </text:span><text:span text:style-name="Emphasis"><text:span text:style-name="T1">OUTPUT</text:span></text:span><text:span text:style-name="T2"> – используется для фильтрации исходящих пакетов, сгенерированных приложениями на самом брандмауэре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аблица</dc:title>
    <meta:initial-creator>Алексей</meta:initial-creator>
    <meta:creation-date>2011-02-24T10:49:00</meta:creation-date>
    <dc:creator>Алексей</dc:creator>
    <dc:date>2011-02-24T10:58:00</dc:date>
    <meta:editing-cycles>1</meta:editing-cycles>
    <meta:editing-duration>PT9M</meta:editing-duration>
    <meta:document-statistic meta:table-count="1" meta:image-count="0" meta:object-count="0" meta:page-count="1" meta:paragraph-count="20" meta:word-count="335" meta:character-count="2548" meta:non-whitespace-character-count="2227"/>
    <meta:generator>LibreOffice/5.3.4.2$Windows_X86_64 LibreOffice_project/f82d347ccc0be322489bf7da61d7e4ad13fe2ff3</meta:generator>
  </office:meta>
</office:document-meta>
</file>